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3600000051705B2C99CD45ADE0.png" manifest:media-type="image/png"/>
  <manifest:file-entry manifest:full-path="Pictures/1000689D0000200A0000085FDDE4D72C7DCACCAE.svg" manifest:media-type="image/svg+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2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2" svg:font-family="Roboto" style:font-pitch="variable"/>
    <style:font-face style:name="Roboto1" svg:font-family="Roboto" style:font-adornments="Light" style:font-pitch="variable"/>
    <style:font-face style:name="Roboto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1" svg:font-family="'Roboto Slab'" style:font-pitch="variable"/>
    <style:font-face style:name="Roboto Slab" svg:font-family="'Roboto Slab'" style:font-adornments="Light" style:font-pitch="variable"/>
    <style:font-face style:name="Roboto Slab2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bl-profile" style:family="table">
      <style:table-properties style:width="4in" fo:margin-left="0in" fo:margin-right="2.039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4993in" style:rel-column-width="24564*"/>
    </style:style>
    <style:style style:name="tbl-profile.B" style:family="table-column">
      <style:table-column-properties style:column-width="2.5007in" style:rel-column-width="40971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75in" style:rel-column-width="8144*"/>
    </style:style>
    <style:style style:name="ACTIVITIES.C" style:family="table-column">
      <style:table-column-properties style:column-width="4.5347in" style:rel-column-width="49247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75in" style:rel-column-width="8146*"/>
    </style:style>
    <style:style style:name="PROJECTS.C" style:family="table-column">
      <style:table-column-properties style:column-width="4.5333in" style:rel-column-width="492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75in" style:rel-column-width="8144*"/>
    </style:style>
    <style:style style:name="ADVANCED_5f_TRAININGS.C" style:display-name="ADVANCED_TRAININGS.C" style:family="table-column">
      <style:table-column-properties style:column-width="4.5347in" style:rel-column-width="49247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47in" fo:margin-left="0in" fo:margin-right="0.0049in" table:align="margins"/>
    </style:style>
    <style:style style:name="EDUCATIONS.A" style:family="table-column">
      <style:table-column-properties style:column-width="0.75in" style:rel-column-width="8144*"/>
    </style:style>
    <style:style style:name="EDUCATIONS.C" style:family="table-column">
      <style:table-column-properties style:column-width="4.5347in" style:rel-column-width="4924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" officeooo:paragraph-rsid="00f08541"/>
    </style:style>
    <style:style style:name="P4" style:family="paragraph" style:parent-style-name="Standard">
      <style:text-properties style:font-name="Roboto Light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officeooo:paragraph-rsid="00df4af6"/>
    </style:style>
    <style:style style:name="P9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0ecbc7a" officeooo:paragraph-rsid="01017a94" style:font-name-asian="Times New Roman" style:font-size-asian="10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4dc05" officeooo:paragraph-rsid="0104dc05" style:font-name-asian="Times New Roman" style:font-size-asian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73f11" officeooo:paragraph-rsid="01073f11" style:font-name-asian="Times New Roman" style:font-size-asian="10p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Roboto Light1" fo:font-size="10pt" fo:language="de" fo:country="CH" officeooo:rsid="01087dfd" officeooo:paragraph-rsid="01087dfd" style:font-name-asian="Times New Roman" style:font-size-asian="10pt"/>
    </style:style>
    <style:style style:name="P13" style:family="paragraph" style:parent-style-name="Standard">
      <style:text-properties style:use-window-font-color="true" style:font-name="Roboto Light1" fo:font-size="10pt" fo:language="de" fo:country="CH" officeooo:rsid="010a318e" officeooo:paragraph-rsid="010a318e" style:font-name-asian="Times New Roman" style:font-size-asian="10pt"/>
    </style:style>
    <style:style style:name="P14" style:family="paragraph" style:parent-style-name="Standard">
      <style:text-properties style:use-window-font-color="true" style:font-name="Roboto Light1" fo:font-size="10pt" fo:language="de" fo:country="CH" officeooo:rsid="011ce462" officeooo:paragraph-rsid="011ce462" style:font-name-asian="Times New Roman" style:font-size-asian="10pt"/>
    </style:style>
    <style:style style:name="P15" style:family="paragraph" style:parent-style-name="Standard">
      <style:text-properties style:use-window-font-color="true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16" style:family="paragraph" style:parent-style-name="Standard">
      <style:text-properties style:use-window-font-color="true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17" style:family="paragraph" style:parent-style-name="Standard">
      <style:text-properties style:use-window-font-color="true" style:font-name="Roboto Light1" fo:font-size="10pt" fo:language="de" fo:country="CH" officeooo:rsid="01087dfd" officeooo:paragraph-rsid="01087dfd" fo:background-color="transparent" style:font-name-asian="Times New Roman" style:font-size-asian="10pt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Roboto Light1" officeooo:rsid="00eb31a2" officeooo:paragraph-rsid="01017a94"/>
    </style:style>
    <style:style style:name="P19" style:family="paragraph" style:parent-style-name="Standard">
      <style:text-properties style:use-window-font-color="true" style:font-name="Roboto Light3" fo:font-size="10pt" fo:language="de" fo:country="CH" style:font-name-asian="Times New Roman" style:font-size-asian="10pt"/>
    </style:style>
    <style:style style:name="P20" style:family="paragraph" style:parent-style-name="Standard">
      <style:paragraph-properties fo:text-align="start" style:justify-single-word="false"/>
      <style:text-properties style:use-window-font-color="true" style:font-name="Roboto Light3" fo:font-size="10pt" fo:language="de" fo:country="CH" style:font-name-asian="Times New Roman" style:font-size-asian="10pt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font-name="Roboto Light3" fo:font-size="10pt" fo:language="de" fo:country="CH" style:font-name-asian="Times New Roman" style:font-size-asian="10pt"/>
    </style:style>
    <style:style style:name="P22" style:family="paragraph" style:parent-style-name="Standard">
      <style:text-properties style:use-window-font-color="true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3" style:family="paragraph" style:parent-style-name="Standard">
      <style:text-properties style:use-window-font-color="true" style:font-name="Roboto1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24" style:family="paragraph" style:parent-style-name="Standard">
      <style:text-properties style:use-window-font-color="true" style:font-name="Roboto Light2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5" style:family="paragraph" style:parent-style-name="Standard">
      <style:text-properties style:font-name="Roboto Light1" fo:font-weight="normal" officeooo:rsid="00bcffeb" officeooo:paragraph-rsid="0121cf8f" style:font-weight-asian="normal" style:font-weight-complex="normal"/>
    </style:style>
    <style:style style:name="P26" style:family="paragraph" style:parent-style-name="Standard">
      <style:text-properties style:font-name="Roboto Light1" officeooo:rsid="00bdb8ba" officeooo:paragraph-rsid="01017a94" fo:background-color="transparent"/>
    </style:style>
    <style:style style:name="P27" style:family="paragraph" style:parent-style-name="Standard">
      <style:text-properties style:font-name="Roboto Light3"/>
    </style:style>
    <style:style style:name="P28" style:family="paragraph" style:parent-style-name="Standard">
      <style:paragraph-properties fo:text-align="start" style:justify-single-word="false"/>
      <style:text-properties style:font-name="Roboto Light3"/>
    </style:style>
    <style:style style:name="P29" style:family="paragraph" style:parent-style-name="Standard">
      <style:text-properties style:font-name="Humnst777 Lt BT1" officeooo:rsid="00c36693" officeooo:paragraph-rsid="00c36693"/>
    </style:style>
    <style:style style:name="P30" style:family="paragraph" style:parent-style-name="Standard">
      <style:paragraph-properties fo:text-align="center" style:justify-single-word="false"/>
      <style:text-properties fo:color="#000000" style:font-name="Roboto Light3" officeooo:rsid="00e2c7c1" officeooo:paragraph-rsid="00f232fc"/>
    </style:style>
    <style:style style:name="P31" style:family="paragraph" style:parent-style-name="Standard">
      <style:text-properties fo:color="#ffffff" style:font-name="Roboto" fo:font-weight="normal" officeooo:rsid="00e9a044" officeooo:paragraph-rsid="0121cf8f" style:font-weight-asian="normal" style:font-weight-complex="normal"/>
    </style:style>
    <style:style style:name="P32" style:family="paragraph" style:parent-style-name="Standard">
      <style:text-properties fo:color="#ffffff" style:font-name="Roboto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33" style:family="paragraph" style:parent-style-name="Standard">
      <style:text-properties fo:color="#ffffff" style:font-name="Roboto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34" style:family="paragraph" style:parent-style-name="Standard">
      <style:text-properties fo:color="#ffffff" style:font-name="Roboto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35" style:family="paragraph" style:parent-style-name="Standard">
      <style:text-properties fo:color="#ffffff" style:font-name="Roboto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36" style:family="paragraph" style:parent-style-name="Standard">
      <style:text-properties fo:color="#ffffff" style:font-name="Roboto" fo:font-size="10pt" fo:language="de" fo:country="CH" fo:font-weight="normal" officeooo:rsid="00f6ddf8" officeooo:paragraph-rsid="01087dfd" style:font-name-asian="Times New Roman" style:font-size-asian="10pt" style:font-weight-asian="normal" style:font-weight-complex="normal"/>
    </style:style>
    <style:style style:name="P37" style:family="paragraph" style:parent-style-name="Standard">
      <style:text-properties officeooo:paragraph-rsid="01017a94"/>
    </style:style>
    <style:style style:name="P38" style:family="paragraph" style:parent-style-name="Standard">
      <style:text-properties officeooo:rsid="00d493c0" officeooo:paragraph-rsid="01087dfd"/>
    </style:style>
    <style:style style:name="P39" style:family="paragraph" style:parent-style-name="Standard">
      <style:text-properties officeooo:paragraph-rsid="0121cf8f"/>
    </style:style>
    <style:style style:name="P40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P41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42" style:family="paragraph" style:parent-style-name="Small">
      <style:text-properties style:font-name="Roboto Light1"/>
    </style:style>
    <style:style style:name="P43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44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45" style:family="paragraph" style:parent-style-name="Table_20_Contents">
      <style:paragraph-properties fo:text-align="start" style:justify-single-word="false"/>
      <style:text-properties fo:color="#000000" style:font-name="Roboto2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0fb58c" officeooo:paragraph-rsid="010fb58c" style:font-size-asian="8pt" style:font-weight-asian="normal" style:font-size-complex="8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P51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"/>
    </style:style>
    <style:style style:name="P52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53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" fo:font-size="24pt" fo:font-weight="normal" style:font-size-asian="24pt" style:font-weight-asian="normal" style:font-size-complex="24pt" style:font-weight-complex="normal"/>
    </style:style>
    <style:style style:name="P54" style:family="paragraph" style:parent-style-name="Roboto_20_light">
      <style:text-properties officeooo:paragraph-rsid="01017a94"/>
    </style:style>
    <style:style style:name="P55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56" style:family="paragraph" style:parent-style-name="Heading_20_1">
      <style:text-properties officeooo:rsid="00f08541" officeooo:paragraph-rsid="01087dfd"/>
    </style:style>
    <style:style style:name="P57" style:family="paragraph" style:parent-style-name="Heading_20_1">
      <style:text-properties officeooo:paragraph-rsid="01017a94"/>
    </style:style>
    <style:style style:name="P58" style:family="paragraph" style:parent-style-name="Heading_20_1">
      <style:text-properties officeooo:paragraph-rsid="0121cf8f"/>
    </style:style>
    <style:style style:name="P59" style:family="paragraph" style:parent-style-name="Heading_20_1">
      <style:paragraph-properties fo:break-before="page"/>
    </style:style>
    <style:style style:name="P60" style:family="paragraph" style:parent-style-name="Standard">
      <style:text-properties fo:color="#ffffff" style:font-name="Roboto" fo:font-size="10pt" fo:language="de" fo:country="CH" fo:font-weight="normal" officeooo:rsid="012388bb" officeooo:paragraph-rsid="012388bb" style:font-name-asian="Times New Roman" style:font-size-asian="10pt" style:font-weight-asian="normal" style:font-weight-complex="normal"/>
    </style:style>
    <style:style style:name="P61" style:family="paragraph" style:parent-style-name="Standard">
      <style:paragraph-properties fo:text-align="center" style:justify-single-word="false"/>
      <style:text-properties style:use-window-font-color="true" style:font-name="Roboto Light1" officeooo:rsid="00eb31a2" officeooo:paragraph-rsid="01257fac"/>
    </style:style>
    <style:style style:name="P62" style:family="paragraph" style:parent-style-name="Standard" style:master-page-name="PITC_5f_title_5f_page">
      <style:paragraph-properties style:page-number="auto"/>
      <style:text-properties style:font-name="Roboto Light3"/>
    </style:style>
    <style:style style:name="P63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64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1ce462" officeooo:paragraph-rsid="011ce462" fo:background-color="transparen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Roboto Light1" fo:font-size="9pt" style:font-size-asian="9pt" style:font-size-complex="9pt"/>
    </style:style>
    <style:style style:name="T3" style:family="text">
      <style:text-properties officeooo:rsid="00c8f426"/>
    </style:style>
    <style:style style:name="T4" style:family="text">
      <style:text-properties officeooo:rsid="008d6042"/>
    </style:style>
    <style:style style:name="T5" style:family="text">
      <style:text-properties officeooo:rsid="000ee956"/>
    </style:style>
    <style:style style:name="T6" style:family="text">
      <style:text-properties style:font-name="Roboto Slab1" fo:font-weight="normal" style:font-weight-asian="normal" style:font-weight-complex="normal"/>
    </style:style>
    <style:style style:name="T7" style:family="text">
      <style:text-properties officeooo:rsid="00ed9e3a"/>
    </style:style>
    <style:style style:name="T8" style:family="text">
      <style:text-properties style:font-name="Roboto Light" fo:font-size="9pt" fo:background-color="transparent" loext:char-shading-value="0" style:font-size-asian="9pt" style:font-size-complex="9pt"/>
    </style:style>
    <style:style style:name="T9" style:family="text">
      <style:text-properties style:font-name="Roboto Light" fo:font-size="9pt" officeooo:rsid="00e1d71d" fo:background-color="transparent" loext:char-shading-value="0" style:font-size-asian="9pt" style:font-size-complex="9pt"/>
    </style:style>
    <style:style style:name="T10" style:family="text"/>
    <style:style style:name="fr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3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4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7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8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9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0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1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pitc_project_shortid" text:anchor-type="page" text:anchor-page-number="1" svg:x="2.4555in" svg:y="1.0945in" svg:width="0.6472in" draw:z-index="1">
        <draw:text-box fo:min-height="0.3126in">
          <text:p text:style-name="P29">[PROJECT]</text:p>
        </draw:text-box>
      </draw:frame>
      <draw:frame draw:style-name="fr2" draw:name="pitc_org_unit" text:anchor-type="page" text:anchor-page-number="1" svg:x="3.4701in" svg:y="1.1in" svg:width="0.6772in" draw:z-index="2">
        <draw:text-box fo:min-height="0.3126in">
          <text:p text:style-name="P29">[SECTION]</text:p>
        </draw:text-box>
      </draw:frame>
      <draw:frame draw:style-name="fr3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4" draw:name="Frame7" text:anchor-type="page" text:anchor-page-number="1" svg:x="3.4701in" svg:y="0.9299in" svg:width="0.7681in" draw:z-index="4">
        <draw:text-box fo:min-height="0.1744in">
          <text:p text:style-name="P42">Bereichskürzel</text:p>
        </draw:text-box>
      </draw:frame>
      <draw:frame draw:style-name="fr2" draw:name="pitc_customer_shortid" text:anchor-type="page" text:anchor-page-number="1" svg:x="1.4665in" svg:y="1.1in" svg:width="0.6547in" draw:z-index="5">
        <draw:text-box fo:min-height="0.3126in">
          <text:p text:style-name="P29">[CLIENT]</text:p>
        </draw:text-box>
      </draw:frame>
      <draw:frame draw:style-name="fr5" draw:name="Frame6" text:anchor-type="page" text:anchor-page-number="1" svg:x="2.4555in" svg:y="0.9209in" svg:width="0.7681in" draw:z-index="6">
        <draw:text-box fo:min-height="0.1744in">
          <text:p text:style-name="P42">Projektkürzel</text:p>
        </draw:text-box>
      </draw:frame>
      <draw:frame draw:style-name="fr6" draw:name="pitc_subject" text:anchor-type="page" text:anchor-page-number="1" svg:x="1.4528in" svg:y="2.2417in" svg:width="6.0602in" draw:z-index="7">
        <draw:text-box fo:min-height="0.4862in">
          <text:p text:style-name="P53">Cur<text:span text:style-name="T7">r</text:span>iculum Vitae</text:p>
        </draw:text-box>
      </draw:frame>
      <text:p text:style-name="P62"/>
      <text:p text:style-name="P27"/>
      <text:p text:style-name="P27"/>
      <text:p text:style-name="P28"/>
      <text:p text:style-name="P52">[TITLE_FUNCTION]</text:p>
      <text:p text:style-name="P27"/>
      <text:p text:style-name="P27"><draw:frame draw:style-name="fr1" draw:name="pitc_abstract" text:anchor-type="paragraph" svg:x="-0.1272in" svg:y="0.0138in" svg:width="6.3547in" draw:z-index="0"><draw:text-box fo:min-height="0.9563in"><text:p text:style-name="P51">Der vorliegende Lebenslauf ist nur für die Empfängerfirma bestimmt. </text:p></draw:text-box></draw:frame></text:p>
      <text:p text:style-name="P30"><text:span text:style-name="T8">erstellt am </text:span><text:span text:style-name="T9">[DATE]</text:span></text:p>
      <text:p text:style-name="P27"/>
      <text:p text:style-name="P19"/>
      <text:p text:style-name="P19"/>
      <text:p text:style-name="P19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5">1 <text:s text:c="3"/>Personalien<text:tab/>2</text:p>
          <text:p text:style-name="P55">2 <text:s text:c="3"/>Kernkompetenzen<text:tab/>2</text:p>
          <text:p text:style-name="P55">3 <text:s text:c="3"/>Stationen<text:tab/>2</text:p>
          <text:p text:style-name="P55">4 <text:s text:c="3"/>Projekte<text:tab/>2</text:p>
          <text:p text:style-name="P55">5 <text:s text:c="3"/>Weiterbildung (Schulungen, Kurse, Konferenzen, Referate)<text:tab/>2</text:p>
          <text:p text:style-name="P55">6 <text:s text:c="3"/>Ausbildung<text:tab/>2</text:p>
        </text:index-body>
      </text:table-of-content>
      <text:p text:style-name="P19"/>
      <text:p text:style-name="P19"/>
      <text:p text:style-name="P20"/>
      <text:p text:style-name="P20"/>
      <text:p text:style-name="P21"/>
      <text:h text:style-name="P59" text:outline-level="1"><text:bookmark-start text:name="__RefHeading___Toc1707_3603873402"/><text:span text:style-name="T6">Personalien</text:span> <text:bookmark-end text:name="__RefHeading___Toc1707_3603873402"/>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13">Abschluss</text:p>
            </table:table-cell>
            <table:table-cell table:style-name="tbl-profile.B1" office:value-type="string">
              <text:list xml:id="list4210630137" text:style-name="L1">
                <text:list-header>
                  <text:p text:style-name="P63">[TITLE]</text:p>
                </text:list-header>
              </text:list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14">Sprachkenntnisse</text:p>
          </table:table-cell>
          <table:table-cell table:style-name="tbl-profile.B2" office:value-type="string">
            <text:list xml:id="list205154688738344" text:continue-numbering="true" text:style-name="L1">
              <text:list-header>
                <text:p text:style-name="P64">[LANGUAGES]</text:p>
              </text:list-header>
            </text:list>
          </table:table-cell>
        </table:table-row>
      </table:table>
      <text:h text:style-name="Heading_20_1" text:outline-level="1"><text:bookmark-start text:name="__RefHeading___Toc1709_3603873402"/>Kernkompetenzen<text:bookmark-end text:name="__RefHeading___Toc1709_3603873402"/></text:h>
      <text:p text:style-name="P38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36">Kategorie</text:p>
            </table:table-cell>
            <table:table-cell table:style-name="COMPETENCES.B1" office:value-type="string">
              <text:p text:style-name="P36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12">[CATEGORY]</text:p>
          </table:table-cell>
          <table:table-cell table:style-name="COMPETENCES.B2" office:value-type="string">
            <text:p text:style-name="P17">[COMPETENCE]</text:p>
          </table:table-cell>
        </table:table-row>
      </table:table>
      <text:h text:style-name="P56" text:outline-level="1"><text:bookmark-start text:name="__RefHeading___Toc1711_3603873402"/>Stationen<text:bookmark-end text:name="__RefHeading___Toc1711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32">Von</text:p>
            </table:table-cell>
            <table:table-cell table:style-name="ACTIVITIES.A1" office:value-type="string">
              <text:p text:style-name="P32">Bis</text:p>
            </table:table-cell>
            <table:table-cell table:style-name="ACTIVITIES.C1" office:value-type="string">
              <text:p text:style-name="P34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11">[MONTH_FROM][YEAR_FROM]</text:p>
          </table:table-cell>
          <table:table-cell table:style-name="ACTIVITIES.A2" office:value-type="string">
            <text:p text:style-name="P10">[MONTH_TO][YEAR_TO]</text:p>
          </table:table-cell>
          <table:table-cell table:style-name="ACTIVITIES.C2" office:value-type="string">
            <text:p text:style-name="P16">[ACTIVITY]</text:p>
          </table:table-cell>
        </table:table-row>
      </table:table>
      <text:h text:style-name="P57" text:outline-level="1"><text:bookmark-start text:name="__RefHeading___Toc1713_3603873402"/>Projekte<text:bookmark-end text:name="__RefHeading___Toc1713_3603873402"/>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32">Von</text:p>
            </table:table-cell>
            <table:table-cell table:style-name="PROJECTS.A1" office:value-type="string">
              <text:p text:style-name="P32">Bis</text:p>
            </table:table-cell>
            <table:table-cell table:style-name="PROJECTS.C1" office:value-type="string">
              <text:p text:style-name="P35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9">[MONTH_FROM][YEAR_FROM]</text:p>
          </table:table-cell>
          <table:table-cell table:style-name="PROJECTS.A2" office:value-type="string">
            <text:p text:style-name="P54">[MONTH_TO][YEAR_TO]</text:p>
          </table:table-cell>
          <table:table-cell table:style-name="PROJECTS.C2" office:value-type="string">
            <text:p text:style-name="P23">[PROJECT_TITLE]</text:p>
            <text:p text:style-name="P15"/>
            <text:p text:style-name="P22">Projektbeschreibung</text:p>
            <text:p text:style-name="P37">[PROJECT_DESCRIPTION]</text:p>
            <text:p text:style-name="P24"/>
            <text:p text:style-name="P22">Rolle und Aufgaben im Projekt</text:p>
            <text:p text:style-name="P37">[PROJECT_ROLE]</text:p>
            <text:p text:style-name="P24"/>
            <text:p text:style-name="P22">Eingesetzte Technologien und Methoden</text:p>
            <text:p text:style-name="P37">[PROJECT_TECHNOLOGY]</text:p>
          </table:table-cell>
        </table:table-row>
      </table:table>
      <text:h text:style-name="P57" text:outline-level="1"><text:bookmark-start text:name="__RefHeading___Toc1715_3603873402"/>Weiterbildung (Schulungen, Kurse, Konferenzen, Referate)<text:bookmark-end text:name="__RefHeading___Toc1715_3603873402"/>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32">Von</text:p>
            </table:table-cell>
            <table:table-cell table:style-name="ADVANCED_5f_TRAININGS.A1" office:value-type="string">
              <text:p text:style-name="P32">Bis</text:p>
            </table:table-cell>
            <table:table-cell table:style-name="ADVANCED_5f_TRAININGS.C1" office:value-type="string">
              <text:p text:style-name="P33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18">[MONTH_FROM][YEAR_FROM]</text:p>
          </table:table-cell>
          <table:table-cell table:style-name="ADVANCED_5f_TRAININGS.B2" office:value-type="string">
            <text:p text:style-name="P18">[MONTH_TO][YEAR_TO]</text:p>
          </table:table-cell>
          <table:table-cell table:style-name="ADVANCED_5f_TRAININGS.C2" office:value-type="string">
            <text:p text:style-name="P26">[ADVANCED_TRAINING]</text:p>
          </table:table-cell>
        </table:table-row>
      </table:table>
      <text:h text:style-name="P58" text:outline-level="1"><text:bookmark-start text:name="__RefHeading___Toc1717_3603873402"/>Ausbildung<text:bookmark-end text:name="__RefHeading___Toc1717_3603873402"/>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>
            <table:table-cell table:style-name="EDUCATIONS.A1" office:value-type="string">
              <text:p text:style-name="P31">Von</text:p>
            </table:table-cell>
            <table:table-cell table:style-name="EDUCATIONS.A1" office:value-type="string">
              <text:p text:style-name="P31">Bis</text:p>
            </table:table-cell>
            <table:table-cell table:style-name="EDUCATIONS.C1" office:value-type="string">
              <text:p text:style-name="P60">Ausbildung</text:p>
            </table:table-cell>
          </table:table-row>
        </table:table-header-rows>
        <table:table-row>
          <table:table-cell table:style-name="EDUCATIONS.A2" office:value-type="string">
            <text:p text:style-name="P61">[MONTH_FROM][YEAR_FROM]</text:p>
          </table:table-cell>
          <table:table-cell table:style-name="EDUCATIONS.B2" office:value-type="string">
            <text:p text:style-name="P61">[MONTH_TO][YEAR_TO]</text:p>
          </table:table-cell>
          <table:table-cell table:style-name="EDUCATIONS.C2" office:value-type="string">
            <text:p text:style-name="P25">[EDUCATION]</text:p>
          </table:table-cell>
        </table:table-row>
      </table:table>
      <text:p text:style-name="P39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2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2" svg:font-family="Roboto" style:font-pitch="variable"/>
    <style:font-face style:name="Roboto1" svg:font-family="Roboto" style:font-adornments="Light" style:font-pitch="variable"/>
    <style:font-face style:name="Roboto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1" svg:font-family="'Roboto Slab'" style:font-pitch="variable"/>
    <style:font-face style:name="Roboto Slab" svg:font-family="'Roboto Slab'" style:font-adornments="Light" style:font-pitch="variable"/>
    <style:font-face style:name="Roboto Slab2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loext:contextual-spacing="false" fo:orphans="2" fo:widows="2"/>
      <style:text-properties style:use-window-font-color="true" style:font-name="Roboto Light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loext:contextual-spacing="false" fo:keep-with-next="always"/>
      <style:text-properties style:font-name="Roboto Light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loext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style:font-name="Roboto Slab1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loext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loext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loext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loext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loext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loext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loext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>
        <style:tab-stops/>
      </style:paragraph-properties>
      <style:text-properties style:font-name="Roboto Slab2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loext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style:font-name="Roboto Light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loext:contextual-spacing="false" fo:text-indent="-0.3252in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loext:contextual-spacing="false" fo:text-indent="-0.4307in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loext:contextual-spacing="false" fo:text-indent="-0.5445in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loext:contextual-spacing="false" fo:text-indent="0.0008in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loext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1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5902in" text:min-label-distance="0.0783in"/>
      </text:outline-level-style>
      <text:outline-level-style text:level="2" style:num-format="1" text:display-levels="2">
        <style:list-level-properties text:min-label-width="0.5902in" text:min-label-distance="0.0783in"/>
      </text:outline-level-style>
      <text:outline-level-style text:level="3" style:num-format="1" text:display-levels="3">
        <style:list-level-properties text:min-label-width="0.5902in" text:min-label-distance="0.0783in"/>
      </text:outline-level-style>
      <text:outline-level-style text:level="4" style:num-format="1" text:display-levels="4">
        <style:list-level-properties text:min-label-width="0.5902in" text:min-label-distance="0.0783in"/>
      </text:outline-level-style>
      <text:outline-level-style text:level="5" style:num-format="1" text:display-levels="5">
        <style:list-level-properties text:min-label-width="0.5902in" text:min-label-distance="0.0783in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date-style style:name="N10107" number:language="de" number:country="CH" number:title="User-defined">
      <number:year number:style="long"/>
      <number:month number:style="long"/>
      <number:day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5.9076in" fo:margin-left="0.0389in" table:align="left"/>
    </style:style>
    <style:style style:name="Tabelle1.A" style:family="table-column">
      <style:table-column-properties style:column-width="4.0549in"/>
    </style:style>
    <style:style style:name="Tabelle1.B" style:family="table-column">
      <style:table-column-properties style:column-width="1.8528in"/>
    </style:style>
    <style:style style:name="Tabelle1.1" style:family="table-row">
      <style:table-row-properties style:min-row-height="0.1271in"/>
    </style:style>
    <style:style style:name="Tabelle1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style:font-name="Roboto2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0fb58c" officeooo:paragraph-rsid="010fb58c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MP18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/>
    <style:style style:name="MT3" style:family="text">
      <style:text-properties style:font-name="Roboto Light1" fo:font-size="9pt" style:font-size-asian="9pt" style:font-size-complex="9pt"/>
    </style:style>
    <style:style style:name="MT4" style:family="text">
      <style:text-properties officeooo:rsid="00c8f426"/>
    </style:style>
    <style:style style:name="MT5" style:family="text">
      <style:text-properties officeooo:rsid="008d6042"/>
    </style:style>
    <style:style style:name="MT6" style:family="text">
      <style:text-properties officeooo:rsid="000ee956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10107" text:date-value="2021-04-06T20:51:53.781717815">20210406</text:date></text:span><text:span text:style-name="MT1">w</text:span><text:span text:style-name="MT1"><text:word-count>185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4.7161in" svg:y="0in" svg:width="1.3201in" draw:z-index="10"><draw:text-box fo:min-height="0.2335in"><text:p text:style-name="MP1">Puzzle ITC GmbH</text:p></draw:text-box></draw:frame>Curriculum Vitae</text:p>
      </style:header>
      <style:footer>
        <text:p text:style-name="MP6"><text:span text:style-name="Page_20_Number"><text:tab/><text:tab/></text:span><text:span text:style-name="Page_20_Number"><text:span text:style-name="MT3"><text:page-number text:select-page="current">3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4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8"><draw:image xlink:href="Pictures/1000689D0000200A0000085FDDE4D72C7DCACCAE.svg" xlink:type="simple" xlink:show="embed" xlink:actuate="onLoad" loext:mime-type="image/svg+xml"/><draw:image xlink:href="Pictures/100002010000013600000051705B2C99CD45ADE0.png" xlink:type="simple" xlink:show="embed" xlink:actuate="onLoad" loext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2">Puzzle ITC GmbH</text:p>
            </table:table-cell>
            <table:table-cell table:style-name="Tabelle1.A1" office:value-type="string">
              <text:p text:style-name="MP13"/>
            </table:table-cell>
          </table:table-row>
          <table:table-row table:style-name="Tabelle1.1">
            <table:table-cell table:style-name="Tabelle1.A1" office:value-type="string">
              <text:p text:style-name="MP14">Hauptsitz Bern: Belpstrasse <text:span text:style-name="MT5">3</text:span>7, <text:span text:style-name="MT6">CH-3007 Bern / </text:span>Tel. +41 31 370 22 00</text:p>
            </table:table-cell>
            <table:table-cell table:style-name="Tabelle1.A1" office:value-type="string">
              <text:p text:style-name="MP15">www.puzzle.ch</text:p>
            </table:table-cell>
          </table:table-row>
          <table:table-row table:style-name="Tabelle1.1">
            <table:table-cell table:style-name="Tabelle1.A1" office:value-type="string">
              <text:p text:style-name="MP16">[NIEDERLASSUNG]</text:p>
            </table:table-cell>
            <table:table-cell table:style-name="Tabelle1.A1" office:value-type="string">
              <text:p text:style-name="MP17">info@puzzle.ch</text:p>
            </table:table-cell>
          </table:table-row>
        </table:table>
        <text:p text:style-name="MP18"/>
      </style:footer>
    </style:master-page>
    <style:master-page style:name="HTML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16-05-02T15:05:33.445849133</meta:creation-date>
    <meta:editing-cycles>176</meta:editing-cycles>
    <meta:editing-duration>PT11H26M22S</meta:editing-duration>
    <dc:date>2021-04-06T20:51:53.705950520</dc:date>
    <dc:title>Curriculum Vitae</dc:title>
    <meta:document-statistic meta:table-count="7" meta:image-count="1" meta:object-count="0" meta:page-count="3" meta:paragraph-count="85" meta:word-count="185" meta:character-count="1488" meta:non-whitespace-character-count="1365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